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0.564444444444444cm" style:use-optimal-column-width="true"/>
    </style:style>
    <style:style style:name="co2" style:family="table-column">
      <style:table-column-properties fo:break-before="auto" style:column-width="25.18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6.13833333333333cm" style:use-optimal-column-width="true"/>
    </style:style>
    <style:style style:name="co5" style:family="table-column">
      <style:table-column-properties fo:break-before="auto" style:column-width="7.37305555555556cm" style:use-optimal-column-width="true"/>
    </style:style>
    <style:style style:name="co6" style:family="table-column">
      <style:table-column-properties fo:break-before="auto" style:column-width="12.25902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250" table:default-cell-style-name="ce2"/>
        <table:table-column table:style-name="co3" table:number-columns-repeated="16128" table:default-cell-style-name="ce1"/>
        <table:table-row table:style-name="ro1">
          <table:table-cell office:value-type="string" table:style-name="ce1">
            <text:p>№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tatus 0-3 / Zero = not done - 3 done</text:p>
          </table:table-cell>
          <table:table-cell office:value-type="string" table:style-name="ce1">
            <text:p>DOI primary</text:p>
          </table:table-cell>
          <table:table-cell office:value-type="string" table:style-name="ce1">
            <text:p>ISBN(s)</text:p>
          </table:table-cell>
          <table:table-cell office:value-type="string" table:style-name="ce1">
            <text:p>Nielsen ISBN</text:p>
          </table:table-cell>
          <table:table-cell office:value-type="string" table:style-name="ce1">
            <text:p>Issue/project</text:p>
          </table:table-cell>
          <table:table-cell office:value-type="string" table:style-name="ce1">
            <text:p>Zenodo</text:p>
          </table:table-cell>
          <table:table-cell office:value-type="string" table:style-name="ce1">
            <text:p>Zotero</text:p>
          </table:table-cell>
          <table:table-cell office:value-type="string" table:style-name="ce1">
            <text:p>WBM</text:p>
          </table:table-cell>
          <table:table-cell office:value-type="string" table:style-name="ce1">
            <text:p>Archive.org</text:p>
          </table:table-cell>
          <table:table-cell office:value-type="string" table:style-name="ce1">
            <text:p>Multi-format</text:p>
          </table:table-cell>
          <table:table-cell office:value-type="string" table:style-name="ce1">
            <text:p>PoD 1+2</text:p>
          </table:table-cell>
          <table:table-cell office:value-type="string" table:style-name="ce1">
            <text:p>Amazon seller UK/Europe</text:p>
          </table:table-cell>
          <table:table-cell office:value-type="string" table:style-name="ce1">
            <text:p>Ingram Spark - ebook</text:p>
          </table:table-cell>
          <table:table-cell office:value-type="string" table:style-name="ce1">
            <text:p>Google books/play</text:p>
          </table:table-cell>
          <table:table-cell office:value-type="string" table:style-name="ce1">
            <text:p>Kindle Direct Publishing (KDP)</text:p>
          </table:table-cell>
          <table:table-cell table:number-columns-repeated="238" table:style-name="ce2"/>
          <table:table-cell table:number-columns-repeated="1612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 deliberate “population immunity” strategy before a vaccine: Why it wouldn’t work and why it shouldn’t be tried</text:p>
          </table:table-cell>
          <table:table-cell office:value-type="string" table:style-name="ce1">
            <text:p>25.09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 closer look at Sweden’s response to COVID-19</text:p>
          </table:table-cell>
          <table:table-cell office:value-type="string" table:style-name="ce1">
            <text:p>25.09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easures to Avoid a National Lockdown: An Emergency Ten Point Plan</text:p>
          </table:table-cell>
          <table:table-cell office:value-type="string" table:style-name="ce1">
            <text:p>20.09.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doi.org/10.5281/zenodo.4047062</text:p>
          </table:table-cell>
          <table:table-cell office:value-type="string" table:style-name="ce1">
            <text:p>978-1-906496-76-0 (ISBN) (Report) 978-1-906496-97-5 (ISBN) (Report)</text:p>
          </table:table-cell>
          <table:table-cell table:number-columns-repeated="250" table:style-name="ce2"/>
          <table:table-cell table:number-columns-repeated="1612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he complexities of testing for COVID-19: the why, the who and the how.</text:p>
          </table:table-cell>
          <table:table-cell office:value-type="string" table:style-name="ce1">
            <text:p>11.09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ndependent SAGE response to SAGE “Principles for Managing SARS-CoV-2 Transmission Associated with Higher Education”</text:p>
          </table:table-cell>
          <table:table-cell office:value-type="string" table:style-name="ce1">
            <text:p>09.09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ndependent SAGE Statement on Universities in the context of SARS-CoV-2</text:p>
          </table:table-cell>
          <table:table-cell office:value-type="string" table:style-name="ce1">
            <text:p>03.09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he COVID-19 Safe Workplace Charter and briefing document on ending work lockdowns in GB</text:p>
          </table:table-cell>
          <table:table-cell office:value-type="string" table:style-name="ce1">
            <text:p>27.8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?</text:p>
          </table:table-cell>
          <table:table-cell table:style-name="ce2"/>
          <table:table-cell office:value-type="string" table:style-name="ce1">
            <text:p>0 need to find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reliminary consultation document to inform an updated Independent SAGE schools report</text:p>
          </table:table-cell>
          <table:table-cell office:value-type="string" table:style-name="ce1">
            <text:p>14.08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office:value-type="string" table:style-name="ce1">
            <text:p>An Independent SAGE discussion document on contact tracing and self-isolation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Zero COVID-UK: Why is England not pursuing an elimination strategy?</text:p>
          </table:table-cell>
          <table:table-cell office:value-type="string" table:style-name="ce1">
            <text:p>07.07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office:value-type="string" table:style-name="ce1">
            <text:p>Test, Test, Test; Lessons learned from experience with mass screening programmes</text:p>
          </table:table-cell>
          <table:table-cell office:value-type="string" table:style-name="ce1">
            <text:p>no link</text:p>
          </table:table-cell>
          <table:table-cell office:value-type="string" table:style-name="ce1">
            <text:p>0 Urgent no link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office:value-type="string" table:style-name="ce1">
            <text:p>Policy for England on face coverings to reduce transmission of SARS-CoV-2 An Independent SAGE Report following public consultation on 14th July 2020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isparities in the impact of COVID-19 in Black and Minority Ethnic populations: review of the evidence and recommendations for action</text:p>
          </table:table-cell>
          <table:table-cell office:value-type="string" table:style-name="ce1">
            <text:p>03.07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table:style-name="ce2"/>
          <table:table-cell office:value-type="string" table:style-name="ce1">
            <text:p>Independent SAGE – interim consultation on face coverings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 Integrated Find, Test, Trace, Isolate, Support (FTTIS) response to the Pandemic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table:style-name="ce2"/>
          <table:table-cell office:value-type="string" table:style-name="ce1">
            <text:p>Meeting Minutes – Independent SAGE – June – August 2020: (this is several docs)</text:p>
          </table:table-cell>
          <table:table-cell office:value-type="string" table:style-name="ce1">
            <text:p>17.06.2020</text:p>
          </table:table-cell>
          <table:table-cell office:value-type="string" table:style-name="ce1">
            <text:p>0 Several docs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owards an Integrated Find, Test, Trace, Isolate, Support (FTTIS) <text:s/>response to the Pandemic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table:style-name="ce2"/>
          <table:table-cell office:value-type="string" table:style-name="ce1">
            <text:p>Independent SAGE statement on 2m vs 1m social distance guidance in indoor settings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 BETTER WAY TO GO: Towards a Zero Covid UK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table:style-name="ce2"/>
          <table:table-cell office:value-type="string" table:style-name="ce1">
            <text:p>Letter from Independent SAGE to Chris Whitty, Chief Medical Officer</text:p>
          </table:table-cell>
          <table:table-cell office:value-type="string" table:style-name="ce1">
            <text:p>13.07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When should a school reopen?</text:p>
          </table:table-cell>
          <table:table-cell office:value-type="string" table:style-name="ce1">
            <text:p>28.5.20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ttps://doi.org/10.5281/zenodo.3935529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table:style-name="ce2"/>
          <table:table-cell office:value-type="string" table:style-name="ce1">
            <text:p>INDEPENDENT SAGE BEHAVIOURAL ADVISORY GROUP MINUTES</text:p>
          </table:table-cell>
          <table:table-cell table:style-name="ce2"/>
          <table:table-cell office:value-type="string" table:style-name="ce1">
            <text:p>0 Several docs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VID-19: what are the options for the UK? Recommendations for government based on an open and transparent examination of the scientific evidence</text:p>
          </table:table-cell>
          <table:table-cell office:value-type="string" table:style-name="ce1">
            <text:p>12.05.2020</text:p>
          </table:table-cell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table:style-name="ce2"/>
          <table:table-cell office:value-type="string" table:style-name="ce1">
            <text:p>There are other statements that should be catalogued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table:style-name="ce2"/>
          <table:table-cell office:value-type="string" table:style-name="ce1">
            <text:p>All slides should be catalogued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table:style-name="ce2"/>
          <table:table-cell office:value-type="string" table:style-name="ce1">
            <text:p>All YouTube videos should be catalogued on Archive.org and another academic video repository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252" table:style-name="ce2"/>
          <table:table-cell table:number-columns-repeated="16128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Simon Worthington</dc:creator>
    <dc:date>2020-09-26T10:28:32Z</dc:date>
  </office:meta>
</office:document-meta>
</file>